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4.316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4">
            <text:p>0608 <text:s/>9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4">
            <text:p>0608 <text:s/>9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4">
            <text:p>0608 <text:s/>92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5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6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7">
            <text:p>0608 <text:s/>9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8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29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1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8T09:22:56.32">
            <text:p>0608 <text:s/>92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8T09:22:56.32">
            <text:p>2021/6/8 9:2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8T09:22:56.32">
            <text:p>0608 <text:s/>922</text:p>
          </table:table-cell>
          <table:table-cell table:style-name="ce7" table:formula="of:=NOW()" office:value-type="date" office:date-value="2021-06-08T09:22:56.32">
            <text:p>0608 <text:s/>92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8T09:22:56.32">
            <text:p>0608 <text:s/>9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39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4">
            <text:p>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5">
            <text:p>3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6">
            <text:p>3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7">
            <text:p>3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8">
            <text:p>3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9">
            <text:p>3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0">
            <text:p>4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3.81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1">
            <text:p>4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2">
            <text:p>4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3">
            <text:p>4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5">
            <text:p>4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6">
            <text:p>4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8">
            <text:p>4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9">
            <text:p>4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50">
            <text:p>5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8T09:22:50.06">
            <text:p>0608 <text:s/>92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8T09:22:56.42">
            <text:p>0608 <text:s/>922</text:p>
          </table:table-cell>
          <table:table-cell table:style-name="ce7" table:formula="of:=NOW()" office:value-type="date" office:date-value="2021-06-08T09:22:56.42">
            <text:p>0608 <text:s/>92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8T09:22:56.42">
            <text:p>0608 <text:s/>92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8">2021/06/08</text:date>, <text:time>09:2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8T09:22:56.05</dc:date>
    <dc:creator>iwabuchi ken</dc:creator>
    <meta:editing-duration>P3DT14H46M52S</meta:editing-duration>
    <meta:editing-cycles>515</meta:editing-cycles>
    <meta:generator>OpenOffice/4.1.3$Win32 OpenOffice.org_project/413m1$Build-9783</meta:generator>
    <meta:document-statistic meta:table-count="2" meta:cell-count="692" meta:object-count="0"/>
  </office:meta>
</office:document-meta>
</file>